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96ba"/>
    </style:style>
    <style:style style:name="P2" style:family="paragraph" style:parent-style-name="Standard">
      <style:text-properties officeooo:rsid="001b3ef6" officeooo:paragraph-rsid="001b3ef6"/>
    </style:style>
    <style:style style:name="P3" style:family="paragraph" style:parent-style-name="Standard">
      <style:text-properties officeooo:paragraph-rsid="001b3ef6"/>
    </style:style>
    <style:style style:name="P4" style:family="paragraph" style:parent-style-name="Standard">
      <style:text-properties officeooo:rsid="001ca3f1" officeooo:paragraph-rsid="001ca3f1"/>
    </style:style>
    <style:style style:name="P5" style:family="paragraph" style:parent-style-name="Standard">
      <style:text-properties officeooo:paragraph-rsid="001ca3f1"/>
    </style:style>
    <style:style style:name="P6" style:family="paragraph" style:parent-style-name="Standard">
      <style:text-properties officeooo:rsid="001da056" officeooo:paragraph-rsid="001da056"/>
    </style:style>
    <style:style style:name="P7" style:family="paragraph" style:parent-style-name="Standard">
      <style:text-properties officeooo:paragraph-rsid="001da056"/>
    </style:style>
    <style:style style:name="P8" style:family="paragraph" style:parent-style-name="Standard">
      <style:text-properties officeooo:paragraph-rsid="0027814b"/>
    </style:style>
    <style:style style:name="T1" style:family="text">
      <style:text-properties officeooo:rsid="001996ba"/>
    </style:style>
    <style:style style:name="T2" style:family="text">
      <style:text-properties officeooo:rsid="001b3ef6"/>
    </style:style>
    <style:style style:name="T3" style:family="text">
      <style:text-properties officeooo:rsid="001ca3f1"/>
    </style:style>
    <style:style style:name="T4" style:family="text">
      <style:text-properties officeooo:rsid="001da056"/>
    </style:style>
    <style:style style:name="T5" style:family="text">
      <style:text-properties officeooo:rsid="001f1431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996ba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b3ef6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ca3f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da056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7814b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7814b"/>
    </style:style>
    <style:style style:name="T13" style:family="text">
      <style:text-properties officeooo:rsid="0020f594"/>
    </style:style>
    <style:style style:name="T14" style:family="text">
      <style:text-properties officeooo:rsid="0022734a"/>
    </style:style>
    <style:style style:name="T15" style:family="text">
      <style:text-properties officeooo:rsid="002781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bre praktyki przy </text:span><text:span text:style-name="T5">tworzeniu modeli </text:span><text:span text:style-name="T1">data science</text:span></text:p>
      <text:p text:style-name="P1"/>
      <text:p text:style-name="P1"><text:span text:style-name="T1">1. </text:span><text:span text:style-name="T7">Wyznaczenie celu </text:span><text:span text:style-name="T8">badań </text:span><text:span text:style-name="T7">oraz definicja, kiedy cel będzie uznany za osiągnięty</text:span><text:span text:style-name="T1">. Przed rozpoczęciem badań należy przeprowadzić wywiad ze zleceniodawcą badań </text:span><text:span text:style-name="T13">aby zidentyfikować </text:span><text:span text:style-name="T1">cel </text:span><text:span text:style-name="T13">projektu</text:span><text:span text:style-name="T1">. Jeżeli cel nie może być na tym etapie zdefiniowany, należy określić obszar i zakres, w którym ten cel może się znajdować. Obok <text:s/>celu muszą być zdefiniowane potrzeby zleceniodawcy, muszą być </text:span><text:span text:style-name="T13">również</text:span><text:span text:style-name="T1"> określone warunki, przy których cel zostanie uznany za osiągnięty.</text:span></text:p>
      <text:p text:style-name="P1"/>
      <text:p text:style-name="P1"><text:span text:style-name="T2">2</text:span><text:span text:style-name="T1">. </text:span><text:span text:style-name="T7">Stałe przypominanie o celu badań</text:span><text:span text:style-name="T1">. Ważne jest </text:span><text:span text:style-name="T13">aby </text:span><text:span text:style-name="T1">prowadz</text:span><text:span text:style-name="T13">one</text:span><text:span text:style-name="T1"> bada</text:span><text:span text:style-name="T13">nia</text:span><text:span text:style-name="T1"> </text:span><text:span text:style-name="T13">nie odbiegały od </text:span><text:span text:style-name="T1"><text:s/>określon</text:span><text:span text:style-name="T13">ego na początku</text:span><text:span text:style-name="T1"> celu. Podczas prowadzenia badań często pojawia się </text:span><text:span text:style-name="T13">pokusa </text:span><text:span text:style-name="T1">odejścia od głównego celu, dlatego cel musi być stale przypominany podczas badań.</text:span></text:p>
      <text:p text:style-name="P1"/>
      <text:p text:style-name="P3"><text:span text:style-name="T2">3. </text:span><text:span text:style-name="T8">Baza danych powinna być zweryfikowana</text:span><text:span text:style-name="T2">. Weryfikacja bazy danych polega na wyeliminowaniu możliwości pojawienia się błędów przy zbieraniu i ewentualnej obróbce bazy danych. </text:span><text:span text:style-name="T13">Jeżeli dane nie są reprezentatywne, nie były zbierane bezstronne lub były fałszowane opieranie się na nich jest stratą czasu. </text:span></text:p>
      <text:p text:style-name="P3"/>
      <text:p text:style-name="P2">4. <text:span text:style-name="T6">Baza danych powinna zostać oczyszczona z błędów i braków</text:span>. Nie należy w miejsce pustych wartości wstawiać średnich, median lub wartości stałych ponieważ to osłabia <text:span text:style-name="T14">moc statystyczną</text:span> model<text:span text:style-name="T14">u</text:span>. Jeżeli braki stanowią mniej niż 5% wierszy w bazie należy wiersze z brakami wykasować. Jeżeli zmienna (kolumna) zawiera ponad 20% braków należy ją wyeliminować z obliczeń.</text:p>
      <text:p text:style-name="P2"/>
      <text:p text:style-name="P8"><text:span text:style-name="T15">5. Przy stratyfikacji dużych zbiorów danych należy </text:span><text:span text:style-name="T11">kierować się rozkładem normalnym</text:span><text:span text:style-name="T15">. Zjawiska naturalne opisane zmiennymi ciągłymi najczęściej przyjmują normalny rozkład gęstości prawdopodobieństwa.</text:span></text:p>
      <text:p text:style-name="P2"/>
      <text:p text:style-name="P5"><text:span text:style-name="T15">6</text:span><text:span text:style-name="T3">. </text:span><text:span text:style-name="T9">Przy modelach klasyfikacji należy zbilansować klasy wynikowe</text:span><text:span text:style-name="T3">. Zarówno w przypadku wielu klas jak i przy klasach dychotomicznych proporcje klas w zbiorze powinny być jednakowe. Aby to osiągnąć należ zastosować techniki oversampling lub ewentualne undersampling.</text:span></text:p>
      <text:p text:style-name="P5"/>
      <text:p text:style-name="P4"><text:span text:style-name="T15">7</text:span>. <text:span text:style-name="T6">Przed przystąpieniem do tworzenia modeli należy zidentyfikować wszystkie zmienne kategoryczne</text:span>. Zmienne kategoryczne to nie tylko zmienne tekstowe ale również <text:span text:style-name="T4">zmienne składające się z </text:span>ograniczon<text:span text:style-name="T4">ych</text:span> wartości bezwzględn<text:span text:style-name="T4">ych</text:span>. Są to np. numery dni tygodnia, dni miesiąca lub godziny. Wartości kategoryczne muszą być inaczej traktowane w badaniach jak wartości ciągle.</text:p>
      <text:p text:style-name="P4"/>
      <text:p text:style-name="P5"><text:span text:style-name="T15">8</text:span><text:span text:style-name="T3">. </text:span><text:span text:style-name="T4">Jeżeli pomiędzy zmiennymi ciągłymi występują duże różnice w wartościach należy wszystkie zmienne ciągłe </text:span><text:span text:style-name="T10">zestandaryzować lub znormalizować</text:span><text:span text:style-name="T4">.</text:span></text:p>
      <text:p text:style-name="P5"/>
      <text:p text:style-name="P7"><text:span text:style-name="T15">9</text:span><text:span text:style-name="T4">. Przed użyciem zmiennych w modelu należy </text:span><text:span text:style-name="T10">zbadać ich wzajemne zależności oraz zależności ze zmienną wynikową</text:span><text:span text:style-name="T4"> za pomocą testów statystycznych w celu utworzenia zmiennych syntetycznych.</text:span></text:p>
      <text:p text:style-name="P7"/>
      <text:p text:style-name="P7"><text:span text:style-name="T15">10</text:span><text:span text:style-name="T4">. Przed użyciem zmiennych w modelu należy </text:span><text:span text:style-name="T10">przeprowadzić eliminację zmiennych</text:span></text:p>
      <text:p text:style-name="P7"/>
      <text:p text:style-name="P7"><text:span text:style-name="T4">1</text:span><text:span text:style-name="T15">1</text:span><text:span text:style-name="T4">. W każdym zadaniu należy stosować wszystkie dostępne modele aby wybrać najlepszy z nich.</text:span></text:p>
      <text:p text:style-name="P7"/>
      <text:p text:style-name="P6">12. Bezwzględnie przy testowaniu modeli oraz przy tworzeniu modeli wynikowych należy <text:span text:style-name="T6">stosować cross-validation</text:span> aby zmniejszyć niebezpieczeństwo przeuczenia modeli.</text:p>
      <text:p text:style-name="P6"/>
      <text:p text:style-name="P6">13. Przy walidacji modeli należy <text:span text:style-name="T6">stosować metody standaryzowane</text:span>, tym samym należy unikać metod skalowanych indywidualnie.</text:p>
      <text:p text:style-name="P6"><text:soft-page-break/></text:p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3:54:59.420866116</meta:creation-date>
    <dc:date>2022-10-20T15:21:22.843376772</dc:date>
    <meta:editing-duration>PT39M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409" meta:character-count="3020" meta:non-whitespace-character-count="2622"/>
  </office:meta>
</office:document-meta>
</file>